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NSERT INTO tresto VALUES ('1','Art’N’Blum', '10 rue Léon Blum', 'grastro', 'midi et soir', '02 40 89 41 56'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RT INTO tresto VALUES ('2','L’Atelier de Laurence', '3 bis rue Saint-Antoine', 'traditionelle', 'mdi', '02 28 21 66 16'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RT INTO tresto VALUES ('3','Les Brassés', '5 mail Pablo Picasso', 'ouvrier', 'midi et soir', '02 40 89 34 58'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RT INTO tresto VALUES ('4','Cantine Jamin', '34 rue Léon Jamin', 'gastro', 'soir', '02 40 89 34 85'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RT INTO tresto VALUES ('5','Les Chants d’Avril', '2 rue Laënnecs', 'japonais', 'soir', '02 40 89 34 76'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RT INTO tresto VALUES ('6','Crêperie de Brocéliande', '3 rue de Guérande', 'chinois', 'toute la journée', '02 40 89 04 03'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RT INTO tresto VALUES ('7','Le François 2', '5 place Aristide Briand', 'italien', 'midi', '02 40 38 32 32'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RT INTO tresto VALUES ('8','mcdo', 'rue de puits', 'fast food', 'toute la journée', '02 51 71 69 42')</text:p>
          </table:table-cell>
          <table:table-cell table:number-columns-repeated="16383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Arthur</meta:initial-creator>
    <dc:creator>Arthur</dc:creator>
    <meta:creation-date>2022-05-23T12:47:08Z</meta:creation-date>
    <dc:date>2022-06-01T16:58:52Z</dc:date>
  </office:meta>
</office:document-meta>
</file>